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31cm"/>
    </style:style>
    <style:style style:name="co2" style:family="table-column">
      <style:table-column-properties fo:break-before="auto" style:column-width="2.043cm"/>
    </style:style>
    <style:style style:name="co3" style:family="table-column">
      <style:table-column-properties fo:break-before="auto" style:column-width="1.877cm"/>
    </style:style>
    <style:style style:name="co4" style:family="table-column">
      <style:table-column-properties fo:break-before="auto" style:column-width="1.651cm"/>
    </style:style>
    <style:style style:name="co5" style:family="table-column">
      <style:table-column-properties fo:break-before="auto" style:column-width="1.96cm"/>
    </style:style>
    <style:style style:name="co6" style:family="table-column">
      <style:table-column-properties fo:break-before="auto" style:column-width="6.384cm"/>
    </style:style>
    <style:style style:name="co7" style:family="table-column">
      <style:table-column-properties fo:break-before="auto" style:column-width="1.625cm"/>
    </style:style>
    <style:style style:name="co8" style:family="table-column">
      <style:table-column-properties fo:break-before="auto" style:column-width="2.408cm"/>
    </style:style>
    <style:style style:name="co9" style:family="table-column">
      <style:table-column-properties fo:break-before="auto" style:column-width="2.127cm"/>
    </style:style>
    <style:style style:name="co10" style:family="table-column">
      <style:table-column-properties fo:break-before="auto" style:column-width="11.956cm"/>
    </style:style>
    <style:style style:name="co11" style:family="table-column">
      <style:table-column-properties fo:break-before="auto" style:column-width="7.923cm"/>
    </style:style>
    <style:style style:name="co12" style:family="table-column">
      <style:table-column-properties fo:break-before="auto" style:column-width="2.238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PageStyle_5f_pins">
      <style:table-properties table:display="true" style:writing-mode="lr-tb"/>
    </style:style>
    <number:text-style style:name="N10100" number:language="de" number:country="DE">
      <number:text-content/>
    </number:text-style>
    <style:style style:name="ce1" style:family="table-cell" style:parent-style-name="Default" style:data-style-name="N10100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2" style:family="table-cell" style:parent-style-name="Default" style:data-style-name="N10100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3" style:family="table-cell" style:parent-style-name="Default" style:data-style-name="N1010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in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2"/>
        <table:table-column table:style-name="co11" table:default-cell-style-name="ce1"/>
        <table:table-column table:style-name="co12" table:number-columns-repeated="1013" table:default-cell-style-name="ce3"/>
        <table:table-row table:style-name="ro1">
          <table:table-cell office:value-type="string" calcext:value-type="string">
            <text:p>UQFN48</text:p>
          </table:table-cell>
          <table:table-cell office:value-type="string" calcext:value-type="string">
            <text:p>WLCSP49</text:p>
          </table:table-cell>
          <table:table-cell office:value-type="string" calcext:value-type="string">
            <text:p>LQFP64</text:p>
          </table:table-cell>
          <table:table-cell office:value-type="string" calcext:value-type="string">
            <text:p>LQFP100</text:p>
          </table:table-cell>
          <table:table-cell office:value-type="string" calcext:value-type="string">
            <text:p>UFBGA100</text:p>
          </table:table-cell>
          <table:table-cell office:value-type="string" calcext:value-type="string">
            <text:p>Pin name <text:s/>(function <text:s/>(1) after reset)</text:p>
          </table:table-cell>
          <table:table-cell office:value-type="string" calcext:value-type="string">
            <text:p>Pin type</text:p>
          </table:table-cell>
          <table:table-cell office:value-type="string" calcext:value-type="string">
            <text:p>I/O structure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Alternate functions</text:p>
          </table:table-cell>
          <table:table-cell office:value-type="string" calcext:value-type="string">
            <text:p>Additional <text:s/>functions</text:p>
          </table:table-cell>
          <table:table-cell office:value-type="string" calcext:value-type="string">
            <text:p>Usage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- RTC_TAMP1, 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<text:s/>FT</text:p>
          </table:table-cell>
          <table:table-cell office:value-type="string" calcext:value-type="string">
            <text:p>(2) (3) <text:s/></text:p>
          </table:table-cell>
          <table:table-cell office:value-type="string" calcext:value-type="string">
            <text:p>EVENTOUT, </text:p>
          </table:table-cell>
          <table:table-cell office:value-type="string" calcext:value-type="string">
            <text:p>RTC_OUT, RTC_TS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PC14- <text:s text:c="2"/>OSC32_IN (PC14) 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<text:s/>FT</text:p>
          </table:table-cell>
          <table:table-cell office:value-type="string" calcext:value-type="string">
            <text:p>(2) (3) <text:s text:c="4"/>(4)</text:p>
          </table:table-cell>
          <table:table-cell office:value-type="string" calcext:value-type="string">
            <text:p>EVENTOUT</text:p>
          </table:table-cell>
          <table:table-cell office:value-type="string" calcext:value-type="string">
            <text:p>OSC32_IN</text:p>
          </table:table-cell>
          <table:table-cell table:number-columns-repeated="101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PC15- <text:s/>(PC15)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<text:s/>FT</text:p>
          </table:table-cell>
          <table:table-cell office:value-type="string" calcext:value-type="string">
            <text:p>(2) (3) (4)</text:p>
          </table:table-cell>
          <table:table-cell office:value-type="string" calcext:value-type="string">
            <text:p>EVENTOUT</text:p>
          </table:table-cell>
          <table:table-cell office:value-type="string" calcext:value-type="string">
            <text:p>OSC32_OUT</text:p>
          </table:table-cell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D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H0-OSC_IN <text:s text:c="2"/>(PH0)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<text:s/>FT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EVENTOUT</text:p>
          </table:table-cell>
          <table:table-cell office:value-type="string" calcext:value-type="string">
            <text:p>OSC_IN</text:p>
          </table:table-cell>
          <table:table-cell office:value-type="string" calcext:value-type="string">
            <text:p>OSC</text:p>
          </table:table-cell>
          <table:table-cell table:number-columns-repeated="101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D6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PH1- <text:s text:c="3"/>OSC_OUT 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<text:s/>FT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EVENTOUT</text:p>
          </table:table-cell>
          <table:table-cell office:value-type="string" calcext:value-type="string">
            <text:p>OSC_OUT</text:p>
          </table:table-cell>
          <table:table-cell office:value-type="string" calcext:value-type="string">
            <text:p>OSC</text:p>
          </table:table-cell>
          <table:table-cell table:number-columns-repeated="101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E7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(PH1) NRST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<text:s/>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- -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I/O </text:p>
          </table:table-cell>
          <table:table-cell office:value-type="string" calcext:value-type="string">
            <text:p><text:s/>FT <text:s/></text:p>
          </table:table-cell>
          <table:table-cell office:value-type="string" calcext:value-type="string">
            <text:p>- -</text:p>
          </table:table-cell>
          <table:table-cell office:value-type="string" calcext:value-type="string">
            <text:p>EVENTOUT </text:p>
          </table:table-cell>
          <table:table-cell office:value-type="string" calcext:value-type="string">
            <text:p>ADC1_IN10 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<text:s/>FT</text:p>
          </table:table-cell>
          <table:table-cell table:style-name="Default"/>
          <table:table-cell office:value-type="string" calcext:value-type="string">
            <text:p>EVENTOUT</text:p>
          </table:table-cell>
          <table:table-cell office:value-type="string" calcext:value-type="string">
            <text:p>ADC1_IN11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<text:s/>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2_MISO, I2S2ext_SD, <text:s/>EVENTOUT</text:p>
          </table:table-cell>
          <table:table-cell office:value-type="string" calcext:value-type="string">
            <text:p>ADC1_IN12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<text:s/>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2_MOSI/I2S2_SD, <text:s/>EVENTOUT</text:p>
          </table:table-cell>
          <table:table-cell office:value-type="string" calcext:value-type="string">
            <text:p>ADC1_IN13</text:p>
          </table:table-cell>
          <table:table-cell table:number-columns-repeated="101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E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VSSA/VREF-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<text:s/>- -</text:p>
          </table:table-cell>
          <table:table-cell office:value-type="string" calcext:value-type="string">
            <text:p>- -</text:p>
          </table:table-cell>
          <table:table-cell table:number-columns-repeated="101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DDA/VREF+ 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 <text:s/>-</text:p>
          </table:table-cell>
          <table:table-cell office:value-type="string" calcext:value-type="string">
            <text:p>- -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F6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<text:s/>FT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USART2_CTS, TIM2_CH1/TIM2_ETR, <text:s/>TIM5_CH1, EVENTOUT</text:p>
          </table:table-cell>
          <table:table-cell office:value-type="string" calcext:value-type="string">
            <text:p>ADC1_IN0, WKUP</text:p>
          </table:table-cell>
          <table:table-cell office:value-type="string" calcext:value-type="string">
            <text:p>RX1</text:p>
          </table:table-cell>
          <table:table-cell table:number-columns-repeated="101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G7 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<text:s/>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ART2_RTS, TIM2_CH2, <text:s/>TIM5_CH2, EVENTOUT</text:p>
          </table:table-cell>
          <table:table-cell office:value-type="string" calcext:value-type="string">
            <text:p>ADC1_IN1</text:p>
          </table:table-cell>
          <table:table-cell office:value-type="string" calcext:value-type="string">
            <text:p>RX2</text:p>
          </table:table-cell>
          <table:table-cell table:number-columns-repeated="101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E5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<text:s/>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ART2_TX, TIM2_CH3, <text:s/>TIM5_CH3, TIM9_CH1, EVENTOUT</text:p>
          </table:table-cell>
          <table:table-cell office:value-type="string" calcext:value-type="string">
            <text:p>ADC1_IN2</text:p>
          </table:table-cell>
          <table:table-cell office:value-type="string" calcext:value-type="string">
            <text:p>UART2</text:p>
          </table:table-cell>
          <table:table-cell table:number-columns-repeated="101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E4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<text:s/>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ART2_RX, TIM2_CH4, <text:s/>TIM5_CH4, TIM9_CH2, EVENTOUT</text:p>
          </table:table-cell>
          <table:table-cell office:value-type="string" calcext:value-type="string">
            <text:p>ADC1_IN3</text:p>
          </table:table-cell>
          <table:table-cell office:value-type="string" calcext:value-type="string">
            <text:p>UART2</text:p>
          </table:table-cell>
          <table:table-cell table:number-columns-repeated="1012"/>
        </table:table-row>
        <table:table-row table:style-name="ro2">
          <table:table-cell table:number-columns-repeated="2"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G6 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<text:s/>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1_NSS, <text:s/>SPI3_NSS/I2S3_WS, USART2_CK, EVENTOUT</text:p>
          </table:table-cell>
          <table:table-cell office:value-type="string" calcext:value-type="string">
            <text:p>ADC1_IN4</text:p>
          </table:table-cell>
          <table:table-cell office:value-type="string" calcext:value-type="string">
            <text:p>SPI1</text:p>
          </table:table-cell>
          <table:table-cell table:number-columns-repeated="101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F5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<text:s/>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1_SCK, TIM2_CH1/TIM2_ETR, <text:s/>EVENTOUT</text:p>
          </table:table-cell>
          <table:table-cell office:value-type="string" calcext:value-type="string">
            <text:p>ADC1_IN5</text:p>
          </table:table-cell>
          <table:table-cell office:value-type="string" calcext:value-type="string">
            <text:p>SPI1</text:p>
          </table:table-cell>
          <table:table-cell table:number-columns-repeated="101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F4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<text:s/>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1_MISO, TIM1_BKIN, <text:s/>TIM3_CH1, EVENTOUT</text:p>
          </table:table-cell>
          <table:table-cell office:value-type="string" calcext:value-type="string">
            <text:p>ADC1_IN6</text:p>
          </table:table-cell>
          <table:table-cell office:value-type="string" calcext:value-type="string">
            <text:p>SPI1</text:p>
          </table:table-cell>
          <table:table-cell table:number-columns-repeated="101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F3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<text:s/>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1_MOSI, TIM1_CH1N, <text:s/>TIM3_CH2, EVENTOUT</text:p>
          </table:table-cell>
          <table:table-cell office:value-type="string" calcext:value-type="string">
            <text:p>ADC1_IN7</text:p>
          </table:table-cell>
          <table:table-cell office:value-type="string" calcext:value-type="string">
            <text:p>SPI1</text:p>
          </table:table-cell>
          <table:table-cell table:number-columns-repeated="1012"/>
        </table:table-row>
        <table:table-row table:style-name="ro2">
          <table:table-cell table:number-columns-repeated="2"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K5 </text:p>
          </table:table-cell>
          <table:table-cell office:value-type="string" calcext:value-type="string">
            <text:p>PC4 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<text:s/>FT <text:s/></text:p>
          </table:table-cell>
          <table:table-cell office:value-type="string" calcext:value-type="string">
            <text:p>- -</text:p>
          </table:table-cell>
          <table:table-cell office:value-type="string" calcext:value-type="string">
            <text:p>EVENTOUT </text:p>
          </table:table-cell>
          <table:table-cell office:value-type="string" calcext:value-type="string">
            <text:p>ADC1_IN14 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style-name="Default"/>
          <table:table-cell office:value-type="string" calcext:value-type="string">
            <text:p>EVENTOUT</text:p>
          </table:table-cell>
          <table:table-cell office:value-type="string" calcext:value-type="string">
            <text:p>ADC1_IN15</text:p>
          </table:table-cell>
          <table:table-cell table:number-columns-repeated="101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G5 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<text:s/>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2N, TIM3_CH3, <text:s/>EVENTOUT</text:p>
          </table:table-cell>
          <table:table-cell office:value-type="string" calcext:value-type="string">
            <text:p>ADC1_IN8</text:p>
          </table:table-cell>
          <table:table-cell office:value-type="string" calcext:value-type="string">
            <text:p>RX3</text:p>
          </table:table-cell>
          <table:table-cell table:number-columns-repeated="101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G4 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<text:s/>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3N, TIM3_CH4, <text:s/>EVENTOUT</text:p>
          </table:table-cell>
          <table:table-cell office:value-type="string" calcext:value-type="string">
            <text:p>ADC1_IN9</text:p>
          </table:table-cell>
          <table:table-cell office:value-type="string" calcext:value-type="string">
            <text:p>RX4</text:p>
          </table:table-cell>
          <table:table-cell table:number-columns-repeated="101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G3 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6 </text:p>
          </table:table-cell>
          <table:table-cell office:value-type="string" calcext:value-type="string">
            <text:p>PB2 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<text:s/>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 </text:p>
          </table:table-cell>
          <table:table-cell office:value-type="string" calcext:value-type="string">
            <text:p>BOOT1 -</text:p>
          </table:table-cell>
          <table:table-cell table:number-columns-repeated="1013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E3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<text:s/>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C2_SCL, TIM2_CH3, <text:s/>EVENTOUT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G2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VCAP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3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D3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3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F2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12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E2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<text:s/>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2_NSS/I2S2_WS, <text:s/>I2C2_SMBA, TIM1_BKIN, EVENTOUT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2</text:p>
          </table:table-cell>
          <table:table-cell table:number-columns-repeated="101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G1 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K12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<text:s/>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2_SCK/I2S2_CK, TIM1_CH1N, EVENTOU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2</text:p>
          </table:table-cell>
          <table:table-cell table:number-columns-repeated="101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F1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K11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<text:s/>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2_MISO, I2S2ext_SD, <text:s/>TIM1_CH2N, EVENTOU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2</text:p>
          </table:table-cell>
          <table:table-cell table:number-columns-repeated="101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E1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K10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<text:s/>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2_MOSI/I2S2_SD, <text:s/>TIM1_CH3N, EVENTOUT</text:p>
          </table:table-cell>
          <table:table-cell office:value-type="string" calcext:value-type="string">
            <text:p>RTC_REFIN</text:p>
          </table:table-cell>
          <table:table-cell office:value-type="string" calcext:value-type="string">
            <text:p>SPI2</text:p>
          </table:table-cell>
          <table:table-cell table:number-columns-repeated="1012"/>
        </table:table-row>
        <table:table-row table:style-name="ro2">
          <table:table-cell table:number-columns-repeated="2" office:value-type="string" calcext:value-type="string">
            <text:p>-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<text:s/>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S2_MCK, USART6_TX, <text:s/>TIM3_CH1, SDIO_D6, EVENTOU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ART6</text:p>
          </table:table-cell>
          <table:table-cell table:number-columns-repeated="1012"/>
        </table:table-row>
        <table:table-row table:style-name="ro2">
          <table:table-cell table:number-columns-repeated="2" office:value-type="string" calcext:value-type="string">
            <text:p>-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<text:s/>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S3_MCK, USART6_RX, TIM3_CH2, SDIO_D7, <text:s/>EVENTOU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ART6</text:p>
          </table:table-cell>
          <table:table-cell table:number-columns-repeated="1012"/>
        </table:table-row>
        <table:table-row table:style-name="ro2">
          <table:table-cell table:number-columns-repeated="2" office:value-type="string" calcext:value-type="string">
            <text:p>-</text:p>
          </table:table-cell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<text:s/>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ART6_CK, TIM3_CH3, <text:s/>SDIO_D0, EVENTOUT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-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PC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<text:s/>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S_CKIN, I2C3_SDA, <text:s/>TIM3_CH4, SDIO_D1, MCO_2, EVENTOUT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WI3</text:p>
          </table:table-cell>
          <table:table-cell table:number-columns-repeated="101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D1</text:p>
          </table:table-cell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<text:s/>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C3_SCL, USART1_CK, TIM1_CH1, OTG_FS_SOF, <text:s/>MCO_1, EVENTOU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WI3</text:p>
          </table:table-cell>
          <table:table-cell table:number-columns-repeated="101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D2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<text:s/>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C3_SMBA, USART1_TX, <text:s/>TIM1_CH2, EVENTOUT</text:p>
          </table:table-cell>
          <table:table-cell office:value-type="string" calcext:value-type="string">
            <text:p>OTG_FS_VBUS</text:p>
          </table:table-cell>
          <table:table-cell office:value-type="string" calcext:value-type="string">
            <text:p>UART1</text:p>
          </table:table-cell>
          <table:table-cell table:number-columns-repeated="1012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C2</text:p>
          </table:table-cell>
          <table:table-cell office:value-type="float" office:value="43" calcext:value-type="float">
            <text:p>4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<text:s/>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ART1_RX, TIM1_CH3, <text:s/>OTG_FS_ID, EVENTOU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ART1</text:p>
          </table:table-cell>
          <table:table-cell table:number-columns-repeated="1012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C1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<text:s/>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ART1_CTS, USART6_TX, <text:s/>TIM1_CH4, OTG_FS_DM, EVENTOUT </text:p>
          </table:table-cell>
          <table:table-cell office:value-type="string" calcext:value-type="string">
            <text:p><text:s/>-</text:p>
          </table:table-cell>
          <table:table-cell table:number-columns-repeated="1013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C3</text:p>
          </table:table-cell>
          <table:table-cell office:value-type="float" office:value="45" calcext:value-type="float">
            <text:p>4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<text:s/>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ART1_RTS, USART6_RX, TIM1_ETR, OTG_FS_DP, <text:s/>EVENTOUT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B3</text:p>
          </table:table-cell>
          <table:table-cell office:value-type="float" office:value="46" calcext:value-type="float">
            <text:p>4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PA13 (JTMS- SWDIO)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<text:s/>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TMS-SWDIO, EVENTOUT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B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<text:s/>F11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- -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6</text:p>
          </table:table-cell>
          <table:table-cell office:value-type="string" calcext:value-type="string">
            <text:p>-</text:p>
          </table:table-cell>
          <table:table-cell office:value-type="float" office:value="48" calcext:value-type="float">
            <text:p>4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11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- -</text:p>
          </table:table-cell>
          <table:table-cell table:number-columns-repeated="1013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A1</text:p>
          </table:table-cell>
          <table:table-cell office:value-type="float" office:value="49" calcext:value-type="float">
            <text:p>49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PA14 (JTCK- SWCLK)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<text:s/>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TCK-SWCLK, EVENTOUT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A2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PA15 (JTDI)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<text:s/>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TDI, SPI1_NSS, <text:s/>SPI3_NSS/I2S3_WS, TIM2_CH1/TIM2_ETR, JTDI, <text:s/>EVENTOUT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-</text:p>
          </table:table-cell>
          <table:table-cell office:value-type="float" office:value="51" calcext:value-type="float">
            <text:p>5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<text:s/>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3_SCK/I2S3_CK, <text:s/>SDIO_D2, EVENTOUT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-</text:p>
          </table:table-cell>
          <table:table-cell office:value-type="float" office:value="52" calcext:value-type="float">
            <text:p>5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PC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<text:s/>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S3ext_SD, SPI3_MISO, <text:s/>SDIO_D3, EVENTOUT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-</text:p>
          </table:table-cell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<text:s/>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3_MOSI/I2S3_SD, <text:s/>SDIO_CK, EVENTOUT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-</text:p>
          </table:table-cell>
          <table:table-cell office:value-type="float" office:value="54" calcext:value-type="float">
            <text:p>54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PD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<text:s/>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A3</text:p>
          </table:table-cell>
          <table:table-cell office:value-type="float" office:value="55" calcext:value-type="float">
            <text:p>5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PB3 (JTDO-SWO)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<text:s/>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3_SCK/I2S3_CK, <text:s/>I2C2_SDA, TIM2_CH2, EVENTOUT 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A4</text:p>
          </table:table-cell>
          <table:table-cell office:value-type="float" office:value="56" calcext:value-type="float">
            <text:p>5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PB4 <text:s/>(NJTRST)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<text:s/>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JTRST, SPI1_MISO, SPI3_MISO, I2S3ext_SD, <text:s/>I2C3_SDA, TIM3_CH1, EVENTOUT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B4</text:p>
          </table:table-cell>
          <table:table-cell office:value-type="float" office:value="57" calcext:value-type="float">
            <text:p>5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<text:s/>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1_MOSI, SPI3_MOSI/I2S3_SD, <text:s/>I2C1_SMBA, TIM3_CH2, EVENTOUT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C4</text:p>
          </table:table-cell>
          <table:table-cell office:value-type="float" office:value="58" calcext:value-type="float">
            <text:p>5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<text:s/>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C1_SCL, USART1_TX, TIM4_CH1, EVENTOU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WI1</text:p>
          </table:table-cell>
          <table:table-cell table:number-columns-repeated="1012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D4</text:p>
          </table:table-cell>
          <table:table-cell office:value-type="float" office:value="59" calcext:value-type="float">
            <text:p>59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<text:s/>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C1_SDA, USART1_RX, <text:s/>TIM4_CH2, EVENTOU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WI1</text:p>
          </table:table-cell>
          <table:table-cell table:number-columns-repeated="1012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A5</text:p>
          </table:table-cell>
          <table:table-cell office:value-type="float" office:value="60" calcext:value-type="float">
            <text:p>6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BOOT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V PP</text:p>
          </table:table-cell>
          <table:table-cell table:number-columns-repeated="1013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B5</text:p>
          </table:table-cell>
          <table:table-cell office:value-type="float" office:value="61" calcext:value-type="float">
            <text:p>6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<text:s/>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C1_SCL, TIM4_CH3, TIM10_CH1, SDIO_D4, <text:s/>EVENTOUT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C5</text:p>
          </table:table-cell>
          <table:table-cell office:value-type="float" office:value="62" calcext:value-type="float">
            <text:p>6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<text:s/>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2_NSS/I2S2_WS, <text:s/>I2C1_SDA, TIM4_CH4, TIM11_CH1, SDIO_D5, <text:s/>EVENTOUT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A6</text:p>
          </table:table-cell>
          <table:table-cell office:value-type="float" office:value="63" calcext:value-type="float">
            <text:p>6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3"/>
        </table:table-row>
        <table:table-row table:style-name="ro2"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PE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<text:s/>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4_SCK, TRACECLK, <text:s/>EVENTOUT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2"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PE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<text:s/>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ACED0, EVENTOUT SPI4_NSS, TRACED1, 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2">
          <table:table-cell table:number-columns-repeated="3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PE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<text:s/>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2"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PE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<text:s/>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4_MISO, TIM9_CH1, <text:s/>TRACED2, EVENTOUT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2">
          <table:table-cell table:number-columns-repeated="3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PE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<text:s/>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4_MOSI, TIM9_CH2, <text:s/>TRACED3, EVENTOUT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2"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D3 </text:p>
          </table:table-cell>
          <table:table-cell office:value-type="string" calcext:value-type="string">
            <text:p>VSS 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 <text:s/>-</text:p>
          </table:table-cell>
          <table:table-cell office:value-type="string" calcext:value-type="string">
            <text:p>- -</text:p>
          </table:table-cell>
          <table:table-cell table:number-columns-repeated="1013"/>
        </table:table-row>
        <table:table-row table:style-name="ro2"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S</text:p>
          </table:table-cell>
          <table:table-cell table:style-name="Default" table:number-columns-repeated="4"/>
          <table:table-cell table:number-columns-repeated="1013"/>
        </table:table-row>
        <table:table-row table:style-name="ro2">
          <table:table-cell table:number-columns-repeated="3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 <text:s/>-</text:p>
          </table:table-cell>
          <table:table-cell office:value-type="string" calcext:value-type="string">
            <text:p>- -</text:p>
          </table:table-cell>
          <table:table-cell table:number-columns-repeated="1013"/>
        </table:table-row>
        <table:table-row table:style-name="ro2"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S</text:p>
          </table:table-cell>
          <table:table-cell table:style-name="Default" table:number-columns-repeated="4"/>
          <table:table-cell table:number-columns-repeated="1013"/>
        </table:table-row>
        <table:table-row table:style-name="ro2">
          <table:table-cell table:number-columns-repeated="3"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3"/>
        </table:table-row>
        <table:table-row table:style-name="ro2"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J1 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S S</text:p>
          </table:table-cell>
          <table:table-cell table:number-columns-repeated="4" office:value-type="string" calcext:value-type="string">
            <text:p>- -</text:p>
          </table:table-cell>
          <table:table-cell table:number-columns-repeated="1013"/>
        </table:table-row>
        <table:table-row table:style-name="ro2"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<text:s/>VREF-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table:number-columns-repeated="3"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VREF+</text:p>
          </table:table-cell>
          <table:table-cell office:value-type="string" calcext:value-type="string">
            <text:p>S</text:p>
          </table:table-cell>
          <table:table-cell table:style-name="Default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-</text:p>
          </table:table-cell>
          <table:table-cell table:style-name="Default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2"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BYPASS_REG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FT</text:p>
          </table:table-cell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3" office:value-type="string" calcext:value-type="string">
            <text:p>-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<text:s/>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ETR, EVENTOUT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2">
          <table:table-cell table:number-columns-repeated="3" office:value-type="string" calcext:value-type="string">
            <text:p>-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L7 </text:p>
          </table:table-cell>
          <table:table-cell office:value-type="string" calcext:value-type="string">
            <text:p>PE8 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<text:s/>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1N, EVENTOUT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2">
          <table:table-cell table:number-columns-repeated="3" office:value-type="string" calcext:value-type="string">
            <text:p>-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PE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<text:s/>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1, EVENTOUT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2">
          <table:table-cell table:number-columns-repeated="3" office:value-type="string" calcext:value-type="string">
            <text:p>-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L8</text:p>
          </table:table-cell>
          <table:table-cell office:value-type="string" calcext:value-type="string">
            <text:p>PE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<text:s/>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2N, EVENTOUT SPI4_NSS, TIM1_CH2, 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2">
          <table:table-cell table:number-columns-repeated="3" office:value-type="string" calcext:value-type="string">
            <text:p>-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9</text:p>
          </table:table-cell>
          <table:table-cell office:value-type="string" calcext:value-type="string">
            <text:p>PE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<text:s/>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2">
          <table:table-cell table:number-columns-repeated="3"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L9</text:p>
          </table:table-cell>
          <table:table-cell office:value-type="string" calcext:value-type="string">
            <text:p>PE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<text:s/>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4_SCK, TIM1_CH3N, <text:s/>EVENTOUT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2">
          <table:table-cell table:number-columns-repeated="3" office:value-type="string" calcext:value-type="string">
            <text:p>-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10</text:p>
          </table:table-cell>
          <table:table-cell office:value-type="string" calcext:value-type="string">
            <text:p>PE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<text:s/>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4_MISO, TIM1_CH3, <text:s/>EVENTOUT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2">
          <table:table-cell table:number-columns-repeated="3" office:value-type="string" calcext:value-type="string">
            <text:p>-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11</text:p>
          </table:table-cell>
          <table:table-cell office:value-type="string" calcext:value-type="string">
            <text:p>PE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<text:s/>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4_MOSI, TIM1_CH4, <text:s/>EVENTOUT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2">
          <table:table-cell table:number-columns-repeated="3" office:value-type="string" calcext:value-type="string">
            <text:p>-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PE1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<text:s/>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BKIN, EVENTOUT SPI2_SCK/I2S2_CK, 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2"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K9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<text:s/>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2"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2"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K8</text:p>
          </table:table-cell>
          <table:table-cell office:value-type="string" calcext:value-type="string">
            <text:p>PD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2"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2"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2"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4_CH1, EVENTOUT 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2"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4_CH2, EVENTOUT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2"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4_CH3, EVENTOUT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2"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H10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TIM4_CH4, EVENTOUT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2"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VCAP2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-</text:p>
          </table:table-cell>
          <table:table-cell table:style-name="Default"/>
          <table:table-cell table:number-columns-repeated="1013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B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-</text:p>
          </table:table-cell>
          <table:table-cell table:style-name="Default"/>
          <table:table-cell table:number-columns-repeated="1013"/>
        </table:table-row>
        <table:table-row table:style-name="ro2">
          <table:table-cell table:number-columns-repeated="3" office:value-type="string" calcext:value-type="string">
            <text:p>-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<text:s/>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2">
          <table:table-cell table:number-columns-repeated="3" office:value-type="string" calcext:value-type="string">
            <text:p>-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<text:s/>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 TIM3_ETR, SDIO_CMD, 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2">
          <table:table-cell table:number-columns-repeated="3" office:value-type="string" calcext:value-type="string">
            <text:p>-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PD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<text:s/>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2_SCK/I2S2_CK, <text:s/>USART2_CTS, EVENTOUT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2"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85 </text:p>
          </table:table-cell>
          <table:table-cell office:value-type="string" calcext:value-type="string">
            <text:p>B7 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<text:s/>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ART2_RTS, EVENTOUT</text:p>
          </table:table-cell>
          <table:table-cell office:value-type="string" calcext:value-type="string">
            <text:p>- -</text:p>
          </table:table-cell>
          <table:table-cell table:number-columns-repeated="1013"/>
        </table:table-row>
        <table:table-row table:style-name="ro2"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PD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<text:s/>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USART2_TX, EVENTOUT</text:p>
          </table:table-cell>
          <table:table-cell table:style-name="Default"/>
          <table:table-cell table:number-columns-repeated="1013"/>
        </table:table-row>
        <table:table-row table:style-name="ro2">
          <table:table-cell table:number-columns-repeated="3" office:value-type="string" calcext:value-type="string">
            <text:p>-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PD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<text:s/>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3_MOSI/I2S3_SD, <text:s/>USART2_RX, EVENTOUT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2">
          <table:table-cell table:number-columns-repeated="3" office:value-type="string" calcext:value-type="string">
            <text:p>-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PD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<text:s/>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ART2_CK, EVENTOUT JTDO-SWO, SPI1_SCK, 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2"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<text:s/>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4_ETR, EVENTOUT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2"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PE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<text:s/>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B6 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PDR_ON 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FT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48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3"/>
        </table:table-row>
        <table:table-row table:style-name="ro3" table:number-rows-repeated="104846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pins.A2:pins.K110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000" number:language="de" number:country="DE">
      <number:number number:min-integer-digits="1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de" number:country="DE">
      <number:number number:decimal-places="2" number:min-integer-digits="1" number:grouping="true"/>
      <number:text> €</number:text>
    </number:number-style>
    <number:number-style style:name="N10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de" number:country="DE">
      <number:number number:decimal-places="2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DE">
      <number:day number:style="long"/>
      <number:text>. </number:text>
      <number:month number:textual="true"/>
    </number:date-style>
    <number:date-style style:name="N10114" number:language="de" number:country="DE">
      <number:month number:textual="true"/>
      <number:text> </number:text>
      <number:year/>
    </number:date-style>
    <number:time-style style:name="N10115" number:language="de" number:country="DE">
      <number:hours/>
      <number:text>:</number:text>
      <number:minutes number:style="long"/>
      <number:text> </number:text>
      <number:am-pm/>
    </number:time-style>
    <number:time-style style:name="N10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DE">
      <number:number number: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loext:fill-character> </loext:fill-character>
      <number:number number: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7P2" style:volatile="true" number:language="de" number:country="DE">
      <loext:fill-character> </loext:fill-character>
      <number:text>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loext:fill-character> </loext:fill-character>
      <number:number number: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1P2" style:volatile="true" number:language="de" number:country="DE">
      <loext:fill-character> </loext:fill-character>
      <number:text>- € </number:text>
    </number:number-style>
    <number:text-style style:name="N10131" number:language="de" number:country="D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loext:fill-character> </loext:fill-character>
      <number:number number: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5P2" style:volatile="true" number:language="de" number:country="DE">
      <loext:fill-character> </loext:fill-character>
      <number:text>-</number:text>
      <number:number number:decimal-places="0" number:min-integer-digits="0"/>
      <number:text>   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loext:fill-character> </loext:fill-character>
      <number:number number: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9P2" style:volatile="true" number:language="de" number:country="DE">
      <loext:fill-character> </loext:fill-character>
      <number:text>-</number:text>
      <number:number number:decimal-places="0" number:min-integer-digits="0"/>
      <number:text> € </number:text>
    </number:number-style>
    <number:text-style style:name="N10139" number:language="de" number:country="D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de" number:country="DE">
      <number:minutes number:style="long"/>
      <number:text>:</number:text>
      <number:seconds number:style="long"/>
    </number:time-style>
    <number:time-style style:name="N10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de" number:country="DE">
      <number:minutes number:style="long"/>
      <number:text>:</number:text>
      <number:seconds number:style="long" number:decimal-places="1"/>
    </number:time-style>
    <number:number-style style:name="N10143" number:language="de" number:country="DE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1" fo:font-family="Calibri" style:font-family-generic="swiss" style:font-pitch="variable" fo:font-size="11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1pt" style:font-style-asian="normal" style:font-weight-asian="normal" style:font-name-complex="Mangal" style:font-family-complex="Mangal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06pt solid #7f7f7f"/>
      <style:text-properties fo:color="#fa7d00" style:text-outline="false" style:text-line-through-styl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none"/>
      <style:text-properties fo:color="#ffffff" style:text-outline="false" style:text-line-through-styl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1.5pt solid #4f81bd" style:diagonal-bl-tr="none" style:diagonal-tl-br="none" fo:border-left="none" fo:border-right="none" fo:border-top="none"/>
      <style:text-properties fo:color="#1f497d" style:text-outline="false" style:text-line-through-styl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1.5pt solid #a7c0de" style:diagonal-bl-tr="none" style:diagonal-tl-br="none" fo:border-left="none" fo:border-right="none" fo:border-top="none"/>
      <style:text-properties fo:color="#1f497d" style:text-outline="false" style:text-line-through-styl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0.99pt solid #95b3d7" style:diagonal-bl-tr="none" style:diagonal-tl-br="none" fo:border-left="none" fo:border-right="none" fo:border-top="none"/>
      <style:text-properties fo:color="#1f497d" style:text-outline="false" style:text-line-through-styl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06pt solid #7f7f7f"/>
      <style:text-properties fo:color="#3f3f76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style:diagonal-bl-tr="none" style:diagonal-tl-br="none" fo:border="none"/>
      <style:text-properties fo:color="#fa7d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06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06pt solid #3f3f3f"/>
      <style:text-properties fo:color="#3f3f3f" style:text-outline="false" style:text-line-through-styl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none" style:diagonal-bl-tr="none" style:diagonal-tl-br="none" fo:border-left="none" fo:border-right="none" fo:border-top="0.06pt solid #4f81bd"/>
      <style:text-properties fo:color="#000000" style:text-outline="false" style:text-line-through-styl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1">00.00.0000</text:date>, <text:time style:data-style-name="N2" text:time-value="0000-00-00T20:56:00.83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pins" style:display-name="PageStyle_pi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i</meta:initial-creator>
    <meta:creation-date>2014-04-21T11:04:16</meta:creation-date>
    <dc:date>2014-04-21T21:05:45.351000000</dc:date>
    <meta:editing-duration>P0D</meta:editing-duration>
    <meta:generator>LibreOffice/4.1.4.2$Windows_x86 LibreOffice_project/0a0440ccc0227ad9829de5f46be37cfb6edcf72</meta:generator>
    <meta:editing-cycles>1</meta:editing-cycles>
    <meta:document-statistic meta:table-count="1" meta:cell-count="1209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